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DBA00002FA6744019FF.svm"/>
  <manifest:file-entry manifest:media-type="" manifest:full-path="Pictures/2000000700006849000059335E4DAEB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1.27cm" fo:margin-right="0cm" fo:margin-top="0cm" fo:margin-bottom="0.212cm" fo:text-indent="-0.635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 style:family="paragraph" style:parent-style-name="Standard">
      <style:paragraph-properties fo:margin-left="1.27cm" fo:margin-right="0cm" fo:margin-top="0cm" fo:margin-bottom="0.212cm" fo:text-indent="-0.635cm" style:auto-text-indent="false" style:text-autospace="none">
        <style:tab-stops>
          <style:tab-stop style:position="0cm"/>
        </style:tab-stops>
      </style:paragraph-properties>
      <style:text-properties fo:color="#000000" style:font-name="Times New Roman" fo:font-size="12pt" fo:language="en" fo:country="NZ" fo:font-style="normal" fo:font-weight="normal" style:letter-kerning="false" style:font-name-asian="Times New Roman"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paragraph-properties fo:margin-left="1.27cm" fo:margin-right="0cm" fo:margin-top="0cm" fo:margin-bottom="0.212cm" fo:line-height="120%" fo:text-indent="-0.635cm" style:auto-text-indent="false" style:text-autospace="none">
        <style:tab-stops>
          <style:tab-stop style:position="0cm"/>
          <style:tab-stop style:position="1.27cm"/>
        </style:tab-stops>
      </style:paragraph-properties>
      <style:text-properties fo:color="#000000" style:font-name="Times New Roman1" fo:font-size="12pt" fo:language="en" fo:country="NZ"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style:paragraph-properties fo:margin-left="1.27cm" fo:margin-right="0cm" fo:margin-top="0cm" fo:margin-bottom="0.212cm" fo:text-indent="-0.635cm" style:auto-text-indent="false" style:text-autospace="none">
        <style:tab-stops>
          <style:tab-stop style:position="0cm"/>
        </style:tab-stops>
      </style:paragraph-properties>
    </style:style>
    <style:style style:name="P5" style:family="paragraph" style:parent-style-name="heading_20_1">
      <style:paragraph-properties fo:margin-top="0cm" fo:margin-bottom="0cm" fo:line-height="100%" fo:orphans="2" fo:widows="2">
        <style:tab-stops>
          <style:tab-stop style:position="1.27cm"/>
        </style:tab-stops>
      </style:paragraph-properties>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paragraph-properties style:text-autospace="none"/>
      <style:text-properties style:use-window-font-color="true"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0" style:family="paragraph" style:parent-style-name="Standard">
      <style:paragraph-properties style:text-autospace="none"/>
      <style:text-properties style:use-window-font-color="true" style:font-name="Times New Roman" fo:font-size="12pt" fo:language="en" fo:country="non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1" style:family="paragraph" style:parent-style-name="Standard">
      <style:paragraph-properties fo:margin-top="0.423cm" fo:margin-bottom="0.212cm" style:text-autospace="none"/>
      <style:text-properties fo:color="#000000" style:font-name="Arial" fo:font-size="14pt" fo:language="en" fo:country="none" fo:font-style="italic" fo:font-weight="bold" style:font-name-asian="Arial" style:font-size-asian="14pt" style:font-style-asian="italic" style:font-weight-asian="bold" style:font-name-complex="Arial" style:font-size-complex="14pt" style:font-style-complex="italic" style:font-weight-complex="bold"/>
    </style:style>
    <style:style style:name="P12" style:family="paragraph" style:parent-style-name="heading_20_2">
      <style:paragraph-properties fo:margin-top="0.423cm" fo:margin-bottom="0.212cm" style:text-autospace="none"/>
      <style:text-properties fo:color="#000000"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P13" style:family="paragraph" style:parent-style-name="heading_20_2">
      <style:paragraph-properties fo:margin-top="0.423cm" fo:margin-bottom="0.212cm" style:text-autospace="none">
        <style:tab-stops>
          <style:tab-stop style:position="14.945cm"/>
        </style:tab-stops>
      </style:paragraph-properties>
      <style:text-properties fo:color="#000000"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P14" style:family="paragraph" style:parent-style-name="heading_20_2">
      <style:paragraph-properties fo:margin-top="0.423cm" fo:margin-bottom="0.212cm" style:text-autospace="none"/>
      <style:text-properties fo:color="#000000" style:font-name="Arial" fo:font-size="14pt" fo:language="en" fo:country="NZ" fo:font-style="italic" fo:font-weight="bold" style:letter-kerning="true" style:font-name-asian="Arial" style:font-size-asian="14pt" style:font-style-asian="italic" style:font-weight-asian="bold" style:font-name-complex="Arial" style:font-size-complex="14pt" style:font-style-complex="italic" style:font-weight-complex="bold"/>
    </style:style>
    <style:style style:name="P15" style:family="paragraph" style:parent-style-name="heading_20_2">
      <style:paragraph-properties fo:margin-top="0.423cm" fo:margin-bottom="0.212cm" fo:keep-with-next="always" style:text-autospace="none"/>
      <style:text-properties fo:color="#000000" style:font-name="Arial2" fo:font-size="14pt" fo:language="en" fo:country="NZ" fo:font-style="italic" fo:font-weight="bold" style:letter-kerning="true" style:font-name-asian="Arial2" style:font-size-asian="14pt" style:font-style-asian="italic" style:font-weight-asian="bold" style:font-name-complex="Arial2" style:font-size-complex="14pt" style:font-style-complex="italic" style:font-weight-complex="bold"/>
    </style:style>
    <style:style style:name="P16" style:family="paragraph" style:parent-style-name="Standard">
      <style:paragraph-properties fo:margin-left="0.635cm" fo:margin-right="0cm" fo:margin-top="0cm" fo:margin-bottom="0.212cm" fo:text-indent="0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7" style:family="paragraph" style:parent-style-name="Standard">
      <style:paragraph-properties fo:margin-left="0cm" fo:margin-right="0cm" fo:margin-top="0cm" fo:margin-bottom="0.212cm" fo:text-indent="0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8" style:family="paragraph" style:parent-style-name="Standard">
      <style:paragraph-properties fo:margin-left="0cm" fo:margin-right="0cm" fo:margin-top="0cm" fo:margin-bottom="0.212cm" fo:text-indent="0cm" style:auto-text-indent="false" style:text-autospace="none">
        <style:tab-stops>
          <style:tab-stop style:position="0cm"/>
        </style:tab-stops>
      </style:paragraph-properties>
      <style:text-properties fo:color="#000000" style:font-name="Times New Roman" fo:font-size="14pt" fo:font-style="normal" fo:font-weight="bold" style:font-name-asian="Times New Roman" style:font-size-asian="14pt" style:font-style-asian="normal" style:font-weight-asian="bold" style:font-name-complex="Times New Roman" style:font-size-complex="14pt" style:font-style-complex="normal" style:font-weight-complex="bold"/>
    </style:style>
    <style:style style:name="P19" style:family="paragraph" style:parent-style-name="Standard">
      <style:paragraph-properties fo:margin-left="0cm" fo:margin-right="0cm" fo:margin-top="0cm" fo:margin-bottom="0.212cm" fo:text-indent="0cm" style:auto-text-indent="false" style:text-autospace="none">
        <style:tab-stops>
          <style:tab-stop style:position="0cm"/>
        </style:tab-stops>
      </style:paragraph-properties>
      <style:text-properties fo:font-weight="normal" style:font-weight-asian="normal" style:font-weight-complex="normal"/>
    </style:style>
    <style:style style:name="P20" style:family="paragraph" style:parent-style-name="heading_20_2">
      <style:paragraph-properties fo:margin-left="0cm" fo:margin-right="0cm" fo:margin-top="0cm" fo:margin-bottom="0.212cm" fo:text-indent="0cm" style:auto-text-indent="false" style:text-autospace="none">
        <style:tab-stops>
          <style:tab-stop style:position="0cm"/>
        </style:tab-stops>
      </style:paragraph-properties>
      <style:text-properties fo:color="#000000" style:font-name="Arial" fo:font-size="14pt" fo:language="en" fo:country="NZ" fo:font-style="italic" fo:font-weight="bold" style:letter-kerning="true" style:font-name-asian="Arial" style:font-size-asian="14pt" style:font-style-asian="italic" style:font-weight-asian="bold" style:font-name-complex="Arial" style:font-size-complex="14pt" style:font-style-complex="italic" style:font-weight-complex="bold"/>
    </style:style>
    <style:style style:name="P21" style:family="paragraph" style:parent-style-name="heading_20_2">
      <style:paragraph-properties fo:text-align="start" style:justify-single-word="false"/>
      <style:text-properties fo:color="#000000" style:font-name="Arial" fo:font-size="14pt" fo:language="en" fo:country="NZ" fo:font-style="italic" fo:font-weight="bold" style:letter-kerning="true" style:font-name-asian="Arial" style:font-size-asian="14pt" style:font-style-asian="italic" style:font-weight-asian="bold" style:font-name-complex="Arial" style:font-size-complex="14pt" style:font-style-complex="italic" style:font-weight-complex="bold"/>
    </style:style>
    <style:style style:name="P22" style:family="paragraph" style:parent-style-name="heading_20_1">
      <style:paragraph-properties fo:text-align="start" style:justify-single-word="false"/>
      <style:text-properties fo:font-weight="normal" style:font-weight-asian="normal" style:font-weight-complex="normal"/>
    </style:style>
    <style:style style:name="P23" style:family="paragraph" style:parent-style-name="Standard">
      <style:paragraph-properties fo:text-align="start" style:justify-single-word="false"/>
      <style:text-properties fo:font-weight="normal" style:font-weight-asian="normal" style:font-weight-complex="normal"/>
    </style:style>
    <style:style style:name="P24" style:family="paragraph" style:parent-style-name="Standard" style:list-style-name="L7">
      <style:paragraph-properties fo:text-align="start" style:justify-single-word="false"/>
      <style:text-properties fo:font-weight="normal" style:font-weight-asian="normal" style:font-weight-complex="normal"/>
    </style:style>
    <style:style style:name="P25" style:family="paragraph" style:parent-style-name="Standard">
      <style:paragraph-properties fo:text-align="center" style:justify-single-word="false"/>
      <style:text-properties fo:font-weight="normal" style:font-weight-asian="normal" style:font-weight-complex="normal"/>
    </style:style>
    <style:style style:name="P26" style:family="paragraph" style:parent-style-name="Standard" style:list-style-name="L9">
      <style:paragraph-properties style:text-autospace="none">
        <style:tab-stops/>
      </style:paragraph-properties>
      <style:text-properties fo:color="#000000" style:font-name="Times New Roman" fo:font-size="12pt" fo:language="en" fo:country="NZ"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list-style-name="L3">
      <style:paragraph-properties style:text-autospace="none">
        <style:tab-stops/>
      </style:paragraph-properties>
      <style:text-properties fo:color="#000000" style:font-name="Times New Roman" fo:font-size="12pt" fo:language="en" fo:country="NZ"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8" style:family="paragraph" style:parent-style-name="Standard" style:list-style-name="L10">
      <style:paragraph-properties fo:text-align="start" style:justify-single-word="false" style:text-autospace="none">
        <style:tab-stops/>
      </style:paragraph-properties>
      <style:text-properties fo:color="#000000" style:font-name="Times New Roman" fo:font-size="12pt" fo:language="en" fo:country="NZ"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9" style:family="paragraph" style:parent-style-name="Standard">
      <style:paragraph-properties fo:text-align="center" style:justify-single-word="false"/>
      <style:text-properties fo:font-weight="bold" style:font-weight-asian="bold" style:font-weight-complex="bold"/>
    </style:style>
    <style:style style:name="P3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1" style:family="paragraph" style:parent-style-name="Standard" style:list-style-name="RTF_5f_Num_20_3">
      <style:paragraph-properties fo:margin-left="1.27cm" fo:margin-right="0cm" fo:text-indent="-0.635cm" style:auto-text-indent="false" style:text-autospace="none">
        <style:tab-stops/>
      </style:paragraph-properties>
      <style:text-properties fo:color="#000000" style:font-name="Times New Roman" fo:font-size="12pt" fo:language="en" fo:country="NZ"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2" style:family="paragraph" style:parent-style-name="Standard" style:list-style-name="RTF_5f_Num_20_5">
      <style:paragraph-properties fo:margin-left="1.27cm" fo:margin-right="0cm" fo:text-indent="-0.635cm" style:auto-text-indent="false" style:text-autospace="none">
        <style:tab-stops/>
      </style:paragraph-properties>
      <style:text-properties fo:color="#000000" style:font-name="Times New Roman" fo:font-size="12pt" fo:language="en" fo:country="NZ"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3" style:family="paragraph" style:parent-style-name="Standard" style:list-style-name="RTF_5f_Num_20_3">
      <style:paragraph-properties fo:margin-left="1.27cm" fo:margin-right="0cm" fo:margin-top="0cm" fo:margin-bottom="0.353cm" fo:line-height="115%" fo:text-indent="-0.635cm" style:auto-text-indent="false" style:text-autospace="none">
        <style:tab-stops/>
      </style:paragraph-properties>
      <style:text-properties fo:color="#000000" style:font-name="Times New Roman" fo:font-size="12pt" fo:language="en" fo:country="NZ"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4" style:family="paragraph" style:parent-style-name="Standard" style:list-style-name="RTF_5f_Num_20_4">
      <style:paragraph-properties fo:margin-left="1.27cm" fo:margin-right="0cm" fo:margin-top="0cm" fo:margin-bottom="0.212cm" fo:text-indent="-0.635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5" style:family="paragraph" style:parent-style-name="Standard" style:list-style-name="L1">
      <style:paragraph-properties fo:margin-left="1.27cm" fo:margin-right="0cm" fo:margin-top="0cm" fo:margin-bottom="0.212cm" fo:text-indent="-0.635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6" style:family="paragraph" style:parent-style-name="Standard" style:list-style-name="RTF_5f_Num_20_2">
      <style:paragraph-properties fo:margin-left="1.27cm" fo:margin-right="0cm" fo:margin-top="0cm" fo:margin-bottom="0.212cm" fo:text-indent="-0.635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7" style:family="paragraph" style:parent-style-name="Standard" style:list-style-name="RTF_5f_Num_20_6">
      <style:paragraph-properties fo:margin-left="1.27cm" fo:margin-right="0cm" fo:margin-top="0cm" fo:margin-bottom="0.212cm" fo:text-indent="-0.635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8" style:family="paragraph" style:parent-style-name="Standard" style:list-style-name="L6">
      <style:paragraph-properties fo:margin-left="1.27cm" fo:margin-right="0cm" fo:margin-top="0cm" fo:margin-bottom="0.212cm" fo:text-indent="-0.635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9" style:family="paragraph" style:parent-style-name="Standard">
      <style:paragraph-properties fo:margin-left="1.27cm" fo:margin-right="0cm" fo:margin-top="0cm" fo:margin-bottom="0.212cm" fo:text-indent="-0.635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0" style:family="paragraph" style:parent-style-name="Standard">
      <style:paragraph-properties fo:margin-left="1.27cm" fo:margin-right="0cm" fo:margin-top="0cm" fo:margin-bottom="0.212cm" fo:text-indent="-0.635cm" style:auto-text-indent="false" style:text-autospace="none">
        <style:tab-stops>
          <style:tab-stop style:position="0cm"/>
        </style:tab-stops>
      </style:paragraph-properties>
      <style:text-properties fo:color="#000000" style:font-name="Times New Roman" fo:font-size="12pt" fo:language="en" fo:country="NZ" fo:font-style="normal" fo:font-weight="normal" style:letter-kerning="false" style:font-name-asian="Times New Roman" style:font-size-asian="12pt" style:font-style-asian="normal" style:font-weight-asian="normal" style:font-name-complex="Times New Roman" style:font-size-complex="12pt" style:font-style-complex="normal" style:font-weight-complex="normal"/>
    </style:style>
    <style:style style:name="P41" style:family="paragraph" style:parent-style-name="Standard" style:list-style-name="L2">
      <style:paragraph-properties fo:margin-left="1.27cm" fo:margin-right="0cm" fo:margin-top="0cm" fo:margin-bottom="0.212cm" fo:text-indent="-0.635cm" style:auto-text-indent="false" style:text-autospace="none">
        <style:tab-stops>
          <style:tab-stop style:position="0cm"/>
        </style:tab-stops>
      </style:paragraph-properties>
      <style:text-properties fo:color="#000000" style:font-name="Times New Roman" fo:font-size="12pt" fo:language="en" fo:country="NZ" style:font-name-asian="Times New Roman" style:font-size-asian="12pt" style:font-name-complex="Times New Roman" style:font-size-complex="12pt"/>
    </style:style>
    <style:style style:name="P42" style:family="paragraph" style:parent-style-name="Standard">
      <style:paragraph-properties fo:margin-left="1.27cm" fo:margin-right="0cm" fo:margin-top="0cm" fo:margin-bottom="0.212cm" fo:text-indent="-0.635cm" style:auto-text-indent="false" fo:break-before="pag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3" style:family="paragraph" style:parent-style-name="Standard" style:list-style-name="RTF_5f_Num_20_5">
      <style:paragraph-properties fo:margin-left="0.617cm" fo:margin-right="0cm" fo:text-indent="0cm" style:auto-text-indent="false" style:text-autospace="none">
        <style:tab-stops/>
      </style:paragraph-properties>
    </style:style>
    <style:style style:name="P44" style:family="paragraph" style:parent-style-name="Standard" style:list-style-name="RTF_5f_Num_20_5">
      <style:paragraph-properties fo:margin-left="0.617cm" fo:margin-right="0cm" fo:text-indent="0cm" style:auto-text-indent="false" style:text-autospace="none">
        <style:tab-stops/>
      </style:paragraph-properties>
      <style:text-properties fo:color="#000000" style:font-name="Times New Roman" fo:font-size="12pt" fo:language="en" fo:country="NZ"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5" style:family="paragraph" style:parent-style-name="Standard" style:list-style-name="RTF_5f_Num_20_5">
      <style:paragraph-properties fo:margin-left="0.635cm" fo:margin-right="0cm" fo:text-indent="0cm" style:auto-text-indent="false" style:text-autospace="none">
        <style:tab-stops/>
      </style:paragraph-properties>
      <style:text-properties fo:color="#000000" style:font-name="Times New Roman" fo:font-size="12pt" fo:language="en" fo:country="NZ"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6" style:family="paragraph" style:parent-style-name="Standard" style:list-style-name="RTF_5f_Num_20_5">
      <style:paragraph-properties fo:margin-left="0.635cm" fo:margin-right="0cm" fo:text-indent="0cm" style:auto-text-indent="false" style:text-autospace="none">
        <style:tab-stops/>
      </style:paragraph-properties>
      <style:text-properties style:use-window-font-color="true" style:font-name="Times New Roman" fo:font-size="12pt" fo:language="en" fo:country="non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7" style:family="paragraph" style:parent-style-name="Standard" style:list-style-name="L5">
      <style:paragraph-properties fo:margin-left="0.635cm" fo:margin-right="0cm" fo:margin-top="0cm" fo:margin-bottom="0.212cm" fo:text-indent="0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8" style:family="paragraph" style:parent-style-name="Standard" style:list-style-name="RTF_5f_Num_20_6">
      <style:paragraph-properties fo:margin-left="0.635cm" fo:margin-right="0cm" fo:margin-top="0cm" fo:margin-bottom="0.212cm" fo:text-indent="0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9" style:family="paragraph" style:parent-style-name="Standard">
      <style:paragraph-properties fo:margin-left="0.635cm" fo:margin-right="0cm" fo:margin-top="0cm" fo:margin-bottom="0.212cm" fo:text-indent="0cm" style:auto-text-indent="false" style:text-autospace="none">
        <style:tab-stops>
          <style:tab-stop style:position="0cm"/>
        </style:tab-stops>
      </style:paragraph-properties>
      <style:text-properties style:use-window-font-color="true"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50" style:family="paragraph" style:parent-style-name="Standard" style:list-style-name="L3">
      <style:paragraph-properties fo:margin-top="0cm" fo:margin-bottom="0.212cm" style:text-autospace="none">
        <style:tab-stops/>
      </style:paragraph-properties>
      <style:text-properties fo:color="#000000" style:font-name="Times New Roman" fo:font-size="12pt" fo:language="en" fo:country="NZ"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51" style:family="paragraph" style:parent-style-name="Standard" style:list-style-name="L11">
      <style:paragraph-properties fo:margin-top="0cm" fo:margin-bottom="0.212cm" style:text-autospace="none">
        <style:tab-stops>
          <style:tab-stop style:position="0cm"/>
        </style:tab-stops>
      </style:paragraph-properties>
      <style:text-properties fo:color="#00000a" style:language-asian="en" style:country-asian="NZ"/>
    </style:style>
    <style:style style:name="P52" style:family="paragraph" style:parent-style-name="Standard">
      <style:paragraph-properties fo:text-align="start" style:justify-single-word="false" fo:break-before="page"/>
      <style:text-properties fo:font-weight="normal" style:font-weight-asian="normal" style:font-weight-complex="normal"/>
    </style:style>
    <style:style style:name="P53" style:family="paragraph" style:parent-style-name="Standard">
      <style:paragraph-properties fo:margin-top="0.423cm" fo:margin-bottom="0.212cm" style:text-autospace="none"/>
      <style:text-properties fo:color="#000000" style:font-name="Arial" fo:font-size="14pt" fo:language="en" fo:country="none" fo:font-style="italic" fo:font-weight="bold" style:font-name-asian="Arial" style:font-size-asian="14pt" style:font-style-asian="italic" style:font-weight-asian="bold" style:font-name-complex="Arial" style:font-size-complex="14pt" style:font-style-complex="italic" style:font-weight-complex="bold"/>
    </style:style>
    <style:style style:name="P54" style:family="paragraph" style:parent-style-name="Standard">
      <style:paragraph-properties fo:margin-top="0.423cm" fo:margin-bottom="0.212cm" fo:text-align="start" style:justify-single-word="false" style:text-autospace="none"/>
      <style:text-properties fo:color="#000000" style:font-name="Arial" fo:font-size="14pt" fo:language="en" fo:country="none" fo:font-style="italic" fo:font-weight="bold" style:font-name-asian="Arial" style:font-size-asian="14pt" style:font-style-asian="italic" style:font-weight-asian="bold" style:font-name-complex="Arial" style:font-size-complex="14pt" style:font-style-complex="italic" style:font-weight-complex="bold"/>
    </style:style>
    <style:style style:name="P55" style:family="paragraph" style:parent-style-name="heading_20_2">
      <style:paragraph-properties fo:margin-top="0.423cm" fo:margin-bottom="0.212cm" style:text-autospace="none"/>
      <style:text-properties fo:color="#000000"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P56" style:family="paragraph" style:parent-style-name="Heading_20_1">
      <style:paragraph-properties fo:orphans="2" fo:widows="2"/>
      <style:text-properties fo:color="#00000a" style:language-asian="en" style:country-asian="NZ"/>
    </style:style>
    <style:style style:name="P57" style:family="paragraph" style:parent-style-name="Text_20_body">
      <style:paragraph-properties fo:margin-left="1.27cm" fo:margin-right="0cm" fo:margin-top="0cm" fo:margin-bottom="0.212cm" fo:orphans="2" fo:widows="2" fo:text-indent="-0.635cm" style:auto-text-indent="false" style:text-autospace="none">
        <style:tab-stops>
          <style:tab-stop style:position="1.27cm"/>
        </style:tab-stops>
      </style:paragraph-properties>
      <style:text-properties fo:color="#000000" style:font-name="Times New Roman" fo:font-size="12pt" fo:language="en" fo:country="non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58" style:family="paragraph" style:parent-style-name="Text_20_body">
      <style:paragraph-properties fo:orphans="2" fo:widows="2"/>
      <style:text-properties fo:color="#00000a" style:language-asian="en" style:country-asian="NZ"/>
    </style:style>
    <style:style style:name="P59" style:family="paragraph" style:parent-style-name="Text_20_body">
      <style:paragraph-properties fo:margin-top="0cm" fo:margin-bottom="0cm" fo:line-height="100%" fo:orphans="2" fo:widows="2">
        <style:tab-stops>
          <style:tab-stop style:position="1.27cm"/>
        </style:tab-stops>
      </style:paragraph-properties>
      <style:text-properties fo:color="#00000a" style:language-asian="en" style:country-asian="NZ"/>
    </style:style>
    <style:style style:name="P60" style:family="paragraph" style:parent-style-name="Text_20_body">
      <style:paragraph-properties fo:margin-top="0cm" fo:margin-bottom="0cm" fo:line-height="100%" fo:orphans="2" fo:widows="2" fo:break-before="page">
        <style:tab-stops>
          <style:tab-stop style:position="1.27cm"/>
        </style:tab-stops>
      </style:paragraph-properties>
      <style:text-properties fo:color="#00000a" style:language-asian="en" style:country-asian="NZ"/>
    </style:style>
    <style:style style:name="T1" style:family="text">
      <style:text-properties fo:color="#000000" style:font-name="Arial" fo:font-size="16pt" fo:font-weight="bold" style:font-name-asian="Arial" style:font-size-asian="16pt" style:font-weight-asian="bold" style:font-name-complex="Arial" style:font-size-complex="16pt" style:font-weight-complex="bold"/>
    </style:style>
    <style:style style:name="T2" style:family="text">
      <style:text-properties fo:color="#000000" style:font-name="Arial" fo:font-size="16pt" fo:font-weight="bold" style:font-name-asian="Arial" style:font-size-asian="16pt" style:language-asian="en" style:country-asian="NZ" style:font-weight-asian="bold" style:font-name-complex="Arial" style:font-size-complex="16pt" style:font-weight-complex="bold"/>
    </style:style>
    <style:style style:name="T3" style:family="text">
      <style:text-properties fo:color="#000000" style:font-name="Arial" fo:font-size="16pt" fo:font-style="italic" fo:font-weight="normal" style:font-name-asian="Arial" style:font-size-asian="16pt" style:language-asian="en" style:country-asian="NZ" style:font-style-asian="italic" style:font-weight-asian="normal" style:font-name-complex="Arial" style:font-size-complex="16pt" style:font-style-complex="italic" style:font-weight-complex="normal"/>
    </style:style>
    <style:style style:name="T4" style:family="text">
      <style:text-properties fo:color="#000000" style:font-name="Arial" fo:font-size="16pt" fo:font-style="italic" style:font-name-asian="Arial" style:font-size-asian="16pt" style:font-style-asian="italic" style:font-name-complex="Arial" style:font-size-complex="16pt" style:font-style-complex="italic"/>
    </style:style>
    <style:style style:name="T5" style:family="text">
      <style:text-properties fo:color="#000000" style:font-name="Arial" fo:font-size="16pt" fo:language="en" fo:country="none" fo:font-weight="bold" style:font-name-asian="Arial" style:font-size-asian="16pt" style:font-weight-asian="bold" style:font-name-complex="Arial" style:font-size-complex="16pt" style:font-weight-complex="bold"/>
    </style:style>
    <style:style style:name="T6" style:family="text">
      <style:text-properties fo:color="#000000" style:font-name="Arial" fo:font-size="16pt" fo:language="en" fo:country="NZ" fo:font-style="italic" style:font-name-asian="Arial" style:font-size-asian="16pt" style:font-style-asian="italic" style:font-name-complex="Arial" style:font-size-complex="16pt" style:font-style-complex="italic"/>
    </style:style>
    <style:style style:name="T7" style:family="text">
      <style:text-properties fo:color="#000000" style:font-name="Arial" fo:font-size="16pt" fo:language="en" fo:country="NZ" fo:font-style="italic" style:letter-kerning="true" style:font-name-asian="Arial" style:font-size-asian="16pt" style:font-style-asian="italic" style:font-name-complex="Arial" style:font-size-complex="16pt" style:font-style-complex="italic"/>
    </style:style>
    <style:style style:name="T8" style:family="text">
      <style:text-properties fo:color="#000000" style:font-name="Arial" fo:font-size="16pt" fo:language="en" fo:country="NZ" fo:font-weight="bold" style:letter-kerning="true" style:font-name-asian="Arial" style:font-size-asian="16pt" style:font-weight-asian="bold" style:font-name-complex="Arial" style:font-size-complex="16pt" style:font-weight-complex="bold"/>
    </style:style>
    <style:style style:name="T9" style:family="text">
      <style:text-properties fo:color="#000000" style:font-name="Times New Roman" fo:font-size="12pt" fo:language="en" fo:country="non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0" style:family="text">
      <style:text-properties fo:color="#000000" style:font-name="Times New Roman" fo:font-size="12pt" fo:language="en" fo:country="NZ"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1" style:family="text">
      <style:text-properties fo:color="#000000" style:font-name="Arial2" fo:font-size="16pt" fo:language="en" fo:country="NZ" fo:font-weight="bold" style:letter-kerning="true" style:font-name-asian="Arial2" style:font-size-asian="16pt" style:font-weight-asian="bold" style:font-name-complex="Arial2" style:font-size-complex="16pt" style:font-weight-complex="bold"/>
    </style:style>
    <style:style style:name="T12" style:family="text">
      <style:text-properties fo:color="#000000" style:font-name="Arial2" fo:font-size="16pt" fo:language="en" fo:country="NZ" fo:font-style="italic" style:letter-kerning="true" style:font-name-asian="Arial2" style:font-size-asian="16pt" style:font-style-asian="italic" style:font-name-complex="Arial2" style:font-size-complex="16pt"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38cm" fo:text-indent="-0.635cm" fo:margin-left="7.738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12cm" fo:text-indent="-0.635cm" fo:margin-left="1.21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47cm" fo:text-indent="-0.635cm" fo:margin-left="1.84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82cm" fo:text-indent="-0.635cm" fo:margin-left="2.48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17cm" fo:text-indent="-0.635cm" fo:margin-left="3.1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Requirements Document</text:p>
      <text:p text:style-name="P6">Team A</text:p>
      <text:p text:style-name="P6">Swen301</text:p>
      <text:p text:style-name="P25">Boxiong Tan, 300300835</text:p>
      <text:p text:style-name="P25">Nicholas McNeil, 300222967 </text:p>
      <text:p text:style-name="P25">Scott Bolten, 300043504 </text:p>
      <text:p text:style-name="P25">Alix Schultze, 300170774 </text:p>
      <text:p text:style-name="P25"><text:s/>Patrick Mumford, 301018891</text:p>
      <text:p text:style-name="P6"/>
      <text:p text:style-name="P7">Use Case Diagram:</text:p>
      <text:p text:style-name="P7"/>
      <text:p text:style-name="P7"><draw:frame draw:style-name="fr2" draw:name="graphics2" text:anchor-type="paragraph" svg:width="17cm" svg:height="10.419cm" draw:z-index="1"><draw:image xlink:href="Pictures/2000000700004DBA00002FA6744019FF.svm" xlink:type="simple" xlink:show="embed" xlink:actuate="onLoad"/></draw:frame></text:p>
      <text:p text:style-name="P8"/>
      <text:p text:style-name="P52"/>
      <text:p text:style-name="P8"><text:span text:style-name="T5">USE CASE: </text:span><text:span text:style-name="T6">LogIn</text:span></text:p>
      <text:p text:style-name="P11">Actors</text:p>
      <text:p text:style-name="P57">1. <text:s/>KPSmart Clerk, KPSmart Manager</text:p>
      <text:p text:style-name="P11">Preconditions</text:p>
      <text:p text:style-name="P11">Postconditions</text:p>
      <text:p text:style-name="P4"><text:span text:style-name="T9">1.<text:tab/>l</text:span><text:span text:style-name="T10">oggedIn</text:span></text:p>
      <text:p text:style-name="P11">Main Success Scenario</text:p>
      <text:list xml:id="list3225306387468743428" text:style-name="RTF_5f_Num_20_3">
        <text:list-item>
          <text:p text:style-name="P31">Select 'Log In'</text:p>
        </text:list-item>
        <text:list-item>
          <text:p text:style-name="P31"><text:tab/><text:tab/><text:tab/><text:tab/><text:tab/>Show login screen</text:p>
        </text:list-item>
        <text:list-item>
          <text:p text:style-name="P31">Enter username and password<text:tab/></text:p>
        </text:list-item>
        <text:list-item>
          <text:p text:style-name="P31">Click 'Log in'</text:p>
        </text:list-item>
        <text:list-item>
          <text:p text:style-name="P31"><text:tab/><text:tab/><text:tab/><text:tab/><text:tab/>Verify credentials</text:p>
        </text:list-item>
        <text:list-item>
          <text:p text:style-name="P31"><text:tab/><text:tab/><text:tab/><text:tab/><text:tab/>Check access permissions</text:p>
        </text:list-item>
        <text:list-item>
          <text:p text:style-name="P31"><text:tab/><text:tab/><text:tab/><text:tab/><text:tab/>Show actor based main screen</text:p>
        </text:list-item>
      </text:list>
      <text:p text:style-name="P11">Exception Scenarios</text:p>
      <text:p text:style-name="P4"><text:span text:style-name="T10">5</text:span><text:span text:style-name="T9">a.</text:span><text:span text:style-name="T10"> <text:s/>Invalid credentials. System gives warning message, go back to step 2</text:span></text:p>
      <text:p text:style-name="P4"><text:span text:style-name="T10">6a. <text:s/>Not permissions found. Display error screen, go back to step 2</text:span><text:span text:style-name="T9"><text:tab/></text:span></text:p>
      <text:p text:style-name="P10"/>
      <text:p text:style-name="P11">Assumptions and Notes</text:p>
      <text:list xml:id="list42636898" text:continue-numbering="true" text:style-name="RTF_5f_Num_20_3">
        <text:list-item>
          <text:p text:style-name="P33"><text:s/>Depending on whether or not the system is local, it may be hard to actually verify credentials, etc. </text:p>
        </text:list-item>
      </text:list>
      <text:p text:style-name="P8"/>
      <text:p text:style-name="P8"/>
      <text:p text:style-name="P52"/>
      <text:p text:style-name="P8"/>
      <text:p text:style-name="P22"><text:span text:style-name="T1">USE CASE: </text:span><text:span text:style-name="T4">Monitor Figures</text:span></text:p>
      <text:p text:style-name="P12">Actors</text:p>
      <text:p text:style-name="P1">1.<text:tab/>KPSmart Clerk, KPSmart Manager</text:p>
      <text:p text:style-name="P12">Preconditions</text:p>
      <text:p text:style-name="P1">1.<text:tab/>loggedIn</text:p>
      <text:p text:style-name="P12">Postconditions</text:p>
      <text:p text:style-name="P16"/>
      <text:p text:style-name="P12">Main Success Scenario</text:p>
      <text:list xml:id="list3732183008667342830" text:style-name="RTF_5f_Num_20_4">
        <text:list-item>
          <text:p text:style-name="P34">Actor asks to view figures</text:p>
        </text:list-item>
        <text:list-item>
          <text:p text:style-name="P34"><text:tab/><text:tab/><text:tab/><text:tab/><text:tab/>System calculates and displays key figure tables</text:p>
        </text:list-item>
      </text:list>
      <text:p text:style-name="P9"/>
      <text:p text:style-name="P9"/>
      <text:p text:style-name="P12">Exception Scenarios</text:p>
      <text:p text:style-name="P1">2a.The figures aren’t found (no relevant business events have been processed yet)</text:p>
      <text:p text:style-name="P49"/>
      <text:p text:style-name="P9"/>
      <text:p text:style-name="P12">Assumptions and Notes</text:p>
      <text:list xml:id="list6578779162215213600" text:style-name="L1">
        <text:list-item>
          <text:p text:style-name="P35">The figures include total revenue, total expenditure, total number of events, amount of mail, average delivery times, and critical routes.</text:p>
        </text:list-item>
      </text:list>
      <text:p text:style-name="P8"/>
      <text:p text:style-name="P8"/>
      <text:p text:style-name="P8"/>
      <text:p text:style-name="P8"/>
      <text:p text:style-name="P52"/>
      <text:p text:style-name="P22"><text:span text:style-name="T8">USE CASE: </text:span><text:span text:style-name="T7">RevistBusinessEvents</text:span></text:p>
      <text:p text:style-name="P14">Actors</text:p>
      <text:p text:style-name="P2">1. KPS Manager</text:p>
      <text:p text:style-name="P14">Preconditions</text:p>
      <text:p text:style-name="P2">1. <text:tab/>loggedIn</text:p>
      <text:p text:style-name="P14">Postconditions</text:p>
      <text:p text:style-name="P2">1.<text:tab/>No postconditions are applicable as the use is only viewing information. No data is being altered.</text:p>
      <text:p text:style-name="P8"/>
      <text:p text:style-name="P21">Main Success Scenario</text:p>
      <text:list xml:id="list6385463921907357322" text:style-name="L2">
        <text:list-item>
          <text:p text:style-name="P41">User loads Business Events Page</text:p>
        </text:list-item>
        <text:list-item>
          <text:p text:style-name="P41"><text:s/><text:tab/><text:tab/><text:tab/><text:tab/><text:tab/>System Shows user a list of business events to chose <text:tab/><text:tab/><text:tab/><text:tab/><text:tab/>from </text:p>
        </text:list-item>
        <text:list-item>
          <text:p text:style-name="P41">User selects from list</text:p>
        </text:list-item>
        <text:list-item>
          <text:p text:style-name="P41"><text:s/><text:tab/><text:tab/><text:tab/><text:tab/><text:tab/>System loads data from stored log</text:p>
        </text:list-item>
        <text:list-item>
          <text:p text:style-name="P41"><text:s/><text:tab/><text:tab/><text:tab/><text:tab/><text:tab/>System shows relevent data and controls for moving <text:s/><text:tab/><text:tab/><text:tab/><text:tab/><text:tab/>backward and forward through events</text:p>
        </text:list-item>
        <text:list-item>
          <text:p text:style-name="P41">User selects to move forward or backward</text:p>
        </text:list-item>
        <text:list-item>
          <text:p text:style-name="P41"><text:s/><text:tab/><text:tab/><text:tab/><text:tab/><text:tab/><text:tab/>Data is refreshed</text:p>
        </text:list-item>
      </text:list>
      <text:p text:style-name="P20">Exception Scenarios</text:p>
      <text:p text:style-name="P2">3. System is unable to load XML files. Informs user that data cannot be found<text:tab/></text:p>
      <text:p text:style-name="P2"/>
      <text:p text:style-name="P20">Assumptions and Notes</text:p>
      <text:p text:style-name="P2">1.<text:tab/>The current system date will be used to determine effective date.</text:p>
      <text:p text:style-name="P19"/>
      <text:p text:style-name="P8"/>
      <text:p text:style-name="P52"/>
      <text:p text:style-name="P8"><text:span text:style-name="T5">USE CASE: </text:span><text:span text:style-name="T6">MailDelivery </text:span></text:p>
      <text:p text:style-name="P11">Actors</text:p>
      <text:p text:style-name="P4"><text:span text:style-name="T9">1.<text:tab/>KPS </text:span><text:span text:style-name="T10">Clerk</text:span></text:p>
      <text:p text:style-name="P11">Preconditions</text:p>
      <text:p text:style-name="P4"><text:span text:style-name="T9">1.<text:tab/>l</text:span><text:span text:style-name="T10">oggedIn</text:span></text:p>
      <text:p text:style-name="P11">Postconditions</text:p>
      <text:p text:style-name="P11">Main Success Scenario</text:p>
      <text:list xml:id="list7269769764638357204" text:style-name="RTF_5f_Num_20_5">
        <text:list-header>
          <text:p text:style-name="P32"/>
        </text:list-header>
        <text:list-item>
          <text:p text:style-name="P44">Select Add Mail Item</text:p>
        </text:list-item>
        <text:list-item>
          <text:p text:style-name="P44"><text:s/><text:tab/><text:tab/><text:tab/><text:tab/>Display mail delivery form</text:p>
        </text:list-item>
        <text:list-item>
          <text:p text:style-name="P44"><text:s/>Input relevant details</text:p>
        </text:list-item>
        <text:list-item>
          <text:p text:style-name="P44"><text:s/>Select 'Ok'</text:p>
        </text:list-item>
        <text:list-item>
          <text:p text:style-name="P43"><text:span text:style-name="T10"><text:s/><text:tab/><text:tab/><text:tab/><text:tab/>&gt;&gt;Verify Event<text:tab/><text:tab/></text:span></text:p>
          <text:p text:style-name="P46"/>
        </text:list-item>
      </text:list>
      <text:p text:style-name="P10"/>
      <text:p text:style-name="P11">Exception Scenarios</text:p>
      <text:list xml:id="list42632056" text:continue-numbering="true" text:style-name="RTF_5f_Num_20_5">
        <text:list-header>
          <text:p text:style-name="P45">5.a <text:s/>Specific to Mail Delivery: If customer route not found, display error message, return to step 4<text:tab/></text:p>
        </text:list-header>
      </text:list>
      <text:p text:style-name="P11">Assumptions and Notes</text:p>
      <text:list xml:id="list6966416359896157335" text:style-name="L7">
        <text:list-item>
          <text:p text:style-name="P24"/>
        </text:list-item>
      </text:list>
      <text:p text:style-name="P8"/>
      <text:p text:style-name="P8"/>
      <text:p text:style-name="P52"/>
      <text:p text:style-name="P22"><text:span text:style-name="T11">USE CASE: </text:span><text:span text:style-name="T12">CustomerPricesUpdate</text:span></text:p>
      <text:p text:style-name="P15">Actors</text:p>
      <text:p text:style-name="P3">1. KPS Manager</text:p>
      <text:p text:style-name="P3">2. KPS Clerk</text:p>
      <text:p text:style-name="P15">Preconditions</text:p>
      <text:p text:style-name="P3">1. <text:tab/>loggedIn</text:p>
      <text:p text:style-name="P11">Main Success Scenario</text:p>
      <text:list xml:id="list1925726904423292283" text:style-name="L9">
        <text:list-item>
          <text:p text:style-name="P26">Select Update Customer Price</text:p>
        </text:list-item>
        <text:list-item>
          <text:p text:style-name="P26"><text:s/><text:tab/><text:tab/><text:tab/><text:tab/><text:tab/><text:tab/>Display Customer price form</text:p>
        </text:list-item>
        <text:list-item>
          <text:p text:style-name="P26"><text:s/><text:tab/><text:tab/><text:tab/><text:tab/><text:tab/><text:tab/>Display Customer routes based on selections</text:p>
        </text:list-item>
        <text:list-item>
          <text:p text:style-name="P26">Complete form</text:p>
        </text:list-item>
        <text:list-item>
          <text:p text:style-name="P26">Select Add Event</text:p>
        </text:list-item>
        <text:list-item>
          <text:p text:style-name="P26"><text:s/><text:tab/><text:tab/><text:tab/><text:tab/><text:tab/><text:tab/>&gt;&gt;Verify Event</text:p>
        </text:list-item>
      </text:list>
      <text:p text:style-name="P11">Exception Scenarios</text:p>
      <text:p text:style-name="P54">Assumptions and Notes</text:p>
      <text:list xml:id="list2317243031780169735" text:style-name="L10">
        <text:list-item>
          <text:p text:style-name="P28">If a route is not found, it will automatically create one so there will be no exceptions base on route not found</text:p>
        </text:list-item>
      </text:list>
      <text:p text:style-name="P8"/>
      <text:p text:style-name="P52"/>
      <text:p text:style-name="P22"><text:span text:style-name="T1">USE CASE: </text:span><text:span text:style-name="T4">UpdateTransportCost</text:span></text:p>
      <text:p text:style-name="P12">Actors</text:p>
      <text:p text:style-name="P1">1.<text:tab/>KPSmart Clerk, KPSmart Manager</text:p>
      <text:p text:style-name="P13">Preconditions<text:tab/></text:p>
      <text:list xml:id="list7231020231903298239" text:style-name="RTF_5f_Num_20_2">
        <text:list-item>
          <text:p text:style-name="P36"><text:s/>loggedIn</text:p>
        </text:list-item>
      </text:list>
      <text:p text:style-name="P12">Postconditions</text:p>
      <text:p text:style-name="P12">Main Success Scenario</text:p>
      <text:list xml:id="list5941062018898092656" text:style-name="L3">
        <text:list-item>
          <text:p text:style-name="P27">Select Update Customer Price</text:p>
        </text:list-item>
        <text:list-item>
          <text:p text:style-name="P27"><text:s/><text:tab/><text:tab/><text:tab/><text:tab/><text:tab/><text:tab/>Display Transport Cost form</text:p>
        </text:list-item>
        <text:list-item>
          <text:p text:style-name="P27"><text:s/><text:tab/><text:tab/><text:tab/><text:tab/><text:tab/><text:tab/>Display Transport routes based on <text:s/><text:tab/><text:tab/><text:tab/><text:tab/><text:tab/><text:tab/><text:tab/>selections</text:p>
        </text:list-item>
        <text:list-item>
          <text:p text:style-name="P27">Complete form</text:p>
        </text:list-item>
        <text:list-item>
          <text:p text:style-name="P27">Select Add Event</text:p>
        </text:list-item>
        <text:list-item>
          <text:p text:style-name="P50"><text:s/><text:tab/><text:tab/><text:tab/><text:tab/><text:tab/><text:tab/>&gt;&gt;Verify Event</text:p>
        </text:list-item>
      </text:list>
      <text:p text:style-name="P9"/>
      <text:p text:style-name="P12">Exception Scenarios</text:p>
      <text:p text:style-name="P12">Assumptions and Notes</text:p>
      <text:list xml:id="list42640946" text:continue-list="list7231020231903298239" text:style-name="RTF_5f_Num_20_2">
        <text:list-item>
          <text:p text:style-name="P36">If a route is not found it will automatically create one</text:p>
        </text:list-item>
        <text:list-item>
          <text:p text:style-name="P36">The route, origin, destination, transport firm name, transport type, new price per gram, new price per cubic centimetre, weekday of departure, departure frequency, and trip duration must be non-null values and in a valid format.</text:p>
        </text:list-item>
        <text:list-item>
          <text:p text:style-name="P36">If the price of an existing route is being updated, the route, origin, destination, transport firm name, transport type, weekday of departure, departure frequency, and trip duration must match their stored database values.</text:p>
        </text:list-item>
        <text:list-item>
          <text:p text:style-name="P36">Numbered values cannot be negative.</text:p>
        </text:list-item>
        <text:list-item>
          <text:p text:style-name="P36">The trip duration value must be greater than zero.</text:p>
        </text:list-item>
        <text:list-item>
          <text:p text:style-name="P36">These are all checked in Verify Event</text:p>
        </text:list-item>
      </text:list>
      <text:h text:style-name="P56" text:outline-level="1"/>
      <text:p text:style-name="P58"/>
      <text:p text:style-name="P58"/>
      <text:p text:style-name="P58"/>
      <text:p text:style-name="P58"/>
      <text:p text:style-name="P58"/>
      <text:p text:style-name="P59"/>
      <text:p text:style-name="P5"><text:soft-page-break/><text:span text:style-name="T2">USE CASE: </text:span><text:span text:style-name="T3">VerifyEvent</text:span></text:p>
      <text:p text:style-name="P12">Actors</text:p>
      <text:p text:style-name="P1">1.<text:tab/>KPS clerk</text:p>
      <text:p text:style-name="P12">Preconditions</text:p>
      <text:p text:style-name="P1">1.<text:tab/>loggedIn</text:p>
      <text:p text:style-name="P12">Postconditions</text:p>
      <text:p text:style-name="P17"/>
      <text:p text:style-name="P12">Main Success Scenario</text:p>
      <text:list xml:id="list5984663832403077248" text:style-name="RTF_5f_Num_20_6">
        <text:list-item>
          <text:p text:style-name="P37"><text:s/><text:tab/><text:tab/><text:tab/><text:tab/><text:tab/>System verifies data<text:tab/><text:tab/><text:tab/><text:tab/><text:tab/></text:p>
        </text:list-item>
        <text:list-item>
          <text:p text:style-name="P37"><text:s/><text:tab/><text:tab/><text:tab/><text:tab/><text:tab/>System displays completed form</text:p>
        </text:list-item>
        <text:list-item>
          <text:p text:style-name="P37"><text:s/>Actor selects 'Confirm'</text:p>
        </text:list-item>
        <text:list-item>
          <text:p text:style-name="P37"><text:s/><text:tab/><text:tab/><text:tab/><text:tab/><text:tab/>System updates figures and writes to log file</text:p>
        </text:list-item>
        <text:list-item>
          <text:p text:style-name="P37"><text:s/><text:tab/><text:tab/><text:tab/><text:tab/><text:tab/>System alerts Actor that log file has been updated</text:p>
        </text:list-item>
        <text:list-item>
          <text:p text:style-name="P37"><text:s/><text:tab/><text:tab/><text:tab/><text:tab/><text:tab/>Go back to display form with confirmation message</text:p>
        </text:list-item>
        <text:list-item>
          <text:p text:style-name="P37"><text:s/>Actor closes form</text:p>
        </text:list-item>
      </text:list>
      <text:p text:style-name="P12"/>
      <text:p text:style-name="P12">Exception Scenarios</text:p>
      <text:list xml:id="list3989999159538069961" text:style-name="L5">
        <text:list-header>
          <text:p text:style-name="P47">3a. Data is incorrect / invalid. Alerts user and redirects to previous view, displaying the top error message (from a list of error messages).</text:p>
        </text:list-header>
      </text:list>
      <text:p text:style-name="P12">Assumptions and Notes</text:p>
      <text:list xml:id="list4960963895338457049" text:style-name="L11">
        <text:list-item>
          <text:p text:style-name="P51">This is a combined step of entering data into the database and allowing the actor to choose what to do if an error is presented</text:p>
        </text:list-item>
      </text:list>
      <text:p text:style-name="P59"/>
      <text:p text:style-name="P59"/>
      <text:p text:style-name="P60"/>
      <text:p text:style-name="P5"><text:span text:style-name="T2">USE CASE: </text:span><text:span text:style-name="T3">TransportDiscontinued </text:span></text:p>
      <text:p text:style-name="P12">Actors</text:p>
      <text:p text:style-name="P1">1.<text:tab/>KPS clerk</text:p>
      <text:p text:style-name="P12">Preconditions</text:p>
      <text:p text:style-name="P1">1.<text:tab/>loggedIn</text:p>
      <text:p text:style-name="P12">Postconditions</text:p>
      <text:p text:style-name="P17"/>
      <text:p text:style-name="P12">Main Success Scenario</text:p>
      <text:list xml:id="list42616224" text:continue-list="list5984663832403077248" text:style-name="RTF_5f_Num_20_6">
        <text:list-header>
          <text:p text:style-name="P48">1.<text:tab/><text:tab/><text:tab/><text:tab/><text:tab/>System shows routes that are currently available as well as</text:p>
          <text:list>
            <text:list-item>
              <text:list>
                <text:list-item>
                  <text:list>
                    <text:list-item>
                      <text:list>
                        <text:list-item>
                          <text:list>
                            <text:list-item>
                              <text:list>
                                <text:list-item>
                                  <text:list>
                                    <text:list-item>
                                      <text:list>
                                        <text:list-header>
                                          <text:p text:style-name="P48">relevant fields</text:p>
                                        </text:list-header>
                                      </text:list>
                                    </text:list-item>
                                  </text:list>
                                </text:list-item>
                              </text:list>
                            </text:list-item>
                          </text:list>
                        </text:list-item>
                      </text:list>
                    </text:list-item>
                  </text:list>
                </text:list-item>
              </text:list>
            </text:list-item>
          </text:list>
          <text:p text:style-name="P48">2. Actor selects a route and confirms</text:p>
          <text:p text:style-name="P48">3.<text:tab/><text:tab/><text:tab/><text:tab/><text:tab/>System discontinues that route and </text:p>
          <text:list>
            <text:list-item>
              <text:list>
                <text:list-item>
                  <text:list>
                    <text:list-item>
                      <text:list>
                        <text:list-item>
                          <text:list>
                            <text:list-item>
                              <text:list>
                                <text:list-item>
                                  <text:list>
                                    <text:list-header>
                                      <text:p text:style-name="P37">notifies that it is no longer available</text:p>
                                    </text:list-header>
                                  </text:list>
                                </text:list-item>
                              </text:list>
                            </text:list-item>
                          </text:list>
                        </text:list-item>
                      </text:list>
                    </text:list-item>
                  </text:list>
                </text:list-item>
              </text:list>
            </text:list-item>
          </text:list>
        </text:list-header>
      </text:list>
      <text:p text:style-name="P9"/>
      <text:p text:style-name="P9"/>
      <text:p text:style-name="P9"/>
      <text:p text:style-name="P9"/>
      <text:p text:style-name="P12">Exception Scenarios</text:p>
      <text:p text:style-name="P9"/>
      <text:p text:style-name="P12">Assumptions and Notes</text:p>
      <text:list xml:id="list5344867116111147619" text:style-name="L6">
        <text:list-item>
          <text:p text:style-name="P38">Each route has its own origin, destination, transport firm name and type (land/sea/air)</text:p>
        </text:list-item>
        <text:list-item>
          <text:p text:style-name="P38">The routes will be filtered based on available routes as well as the relevant fields</text:p>
        </text:list-item>
      </text:list>
      <text:p text:style-name="P1"/>
      <text:p text:style-name="P1"/>
      <text:p text:style-name="P42"/>
      <text:p text:style-name="P18">Class Diagram</text:p>
      <text:p text:style-name="P18"/>
      <text:p text:style-name="P18"><draw:frame draw:style-name="fr1" draw:name="graphics1" text:anchor-type="paragraph" svg:width="17cm" svg:height="14.542cm" draw:z-index="0"><draw:image xlink:href="Pictures/2000000700006849000059335E4DAEBE.svm" xlink:type="simple" xlink:show="embed" xlink:actuate="onLoad"/></draw:frame></text:p>
      <text:p text:style-name="P1"/>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mily-generic="roman"/>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423cm" fo:margin-bottom="0.212cm"/>
      <style:text-properties style:font-name="Arial1" fo:font-size="16pt" fo:font-weight="bold" style:font-size-asian="16pt" style:font-weight-asian="bold" style:font-name-complex="Arial3"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style:text-properties style:font-name="Arial1" fo:font-size="14pt" fo:font-style="italic" fo:font-weight="bold" style:font-size-asian="14pt" style:font-style-asian="italic" style:font-weight-asian="bold" style:font-name-complex="Arial3" style:font-size-complex="14pt" style:font-style-complex="italic" style:font-weight-complex="bold"/>
    </style:style>
    <style:style style:name="heading_20_1" style:display-name="heading 1" style:family="paragraph" style:next-style-name="Standard">
      <style:paragraph-properties style:text-autospace="none"/>
    </style:style>
    <style:style style:name="heading_20_2" style:display-name="heading 2" style:family="paragraph" style:next-style-name="Standard">
      <style:paragraph-properties style:text-autospace="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mplex="Times New Roman2"/>
    </style:style>
    <style:style style:name="RTF_5f_Num_20_2_20_1" style:display-name="RTF_Num 2 1" style:family="text">
      <style:text-properties style:font-name="Times New Roman"/>
    </style:style>
    <style:style style:name="RTF_5f_Num_20_3_20_1" style:display-name="RTF_Num 3 1" style:family="text">
      <style:text-properties style:font-name="Times New Roman"/>
    </style:style>
    <style:style style:name="RTF_5f_Num_20_4_20_1" style:display-name="RTF_Num 4 1" style:family="text">
      <style:text-properties style:font-name="Times New Roman"/>
    </style:style>
    <style:style style:name="Numbering_20_Symbols" style:display-name="Numbering Symbols" style:family="text"/>
    <style:style style:name="RTF_5f_Num_20_5_20_1" style:display-name="RTF_Num 5 1" style:family="text">
      <style:text-properties style:font-name="Times New Roman"/>
    </style:style>
    <style:style style:name="RTF_5f_Num_20_6_20_1" style:display-name="RTF_Num 6 1"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consecutive-numbering="true">
      <text:list-level-style-number text:level="1" text:style-name="RTF_5f_Num_20_2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consecutive-numbering="true">
      <text:list-level-style-number text:level="1" text:style-name="RTF_5f_Num_20_6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9T21:34:20.95</meta:creation-date>
    <dc:date>2014-05-22T22:47:18.91</dc:date>
    <meta:editing-duration>PT1H47M42S</meta:editing-duration>
    <meta:editing-cycles>33</meta:editing-cycles>
    <meta:generator>OpenOffice/4.0.1$Win32 OpenOffice.org_project/401m5$Build-9714</meta:generator>
    <meta:document-statistic meta:table-count="0" meta:image-count="2" meta:object-count="0" meta:page-count="10" meta:paragraph-count="147" meta:word-count="784" meta:character-count="4968"/>
  </office:meta>
</office:document-meta>
</file>